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sup>
                    <mi>x</mi>
                    <mn>2</mn>
                  </msup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i>x</mi>
                    <mo stretchy="false">∗</mo>
                    <mi>x</mi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2</mn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ln</mi>
            <mrow>
              <mrow>
                <mo fence="true" stretchy="false">(</mo>
                <mrow>
                  <msup>
                    <mi>x</mi>
                    <mrow>
                      <mi>n</mi>
                      <mo stretchy="false">+</mo>
                      <mn>1</mn>
                    </mrow>
                  </msup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sup>
                      <mi>x</mi>
                      <mi>n</mi>
                    </msup>
                    <mo stretchy="false">∗</mo>
                    <mi>x</mi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i>n</mi>
                  </msup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n</mi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n(x^2)=ln(x*x) = ln( x )+ln( x )=2*ln( x )
newline
newline
ln(x^{n+1})=ln( x^n*x )=ln( x^n )+ln( x )=n*ln( x )+ln( x )=( n+1 )*ln( x 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0:18:46.241085690</meta:creation-date>
    <dc:date>2020-05-14T20:20:24.043033901</dc:date>
    <meta:editing-duration>PT1M38S</meta:editing-duration>
    <meta:editing-cycles>1</meta:editing-cycles>
    <meta:generator>LibreOffice/6.4.3.2$Linux_X86_64 LibreOffice_project/40$Build-2</meta:generator>
  </office:meta>
</office:document-meta>
</file>